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e461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paragraph-rsid="001de461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fo:color="#c9211e" loext:opacity="100%" officeooo:paragraph-rsid="001de461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paragraph-rsid="001de461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c9211e" loext:opacity="100%" officeooo:paragraph-rsid="001de461"/>
    </style:style>
    <style:style style:name="T1" style:family="text">
      <style:text-properties officeooo:rsid="0027d1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Từ FAQs của HTSeq, đượckhi count read, ko nên dùng gtf file download từ Genome browser bời vì</text:p>
      <text:p text:style-name="P1">được</text:p>
      <text:p text:style-name="P2">+ Trong file này, gene_id với transcript_id là như nhau --&gt; nhưng mà mình đã check cả 3 option khi download dm6 genes annotation trên genome browser thì cả 3 file này, 2 cột này ko giống nhau</text:p>
      <text:p text:style-name="P2">--&gt; Kinh nghiệm là cần check file này và đảm bảo 2 cột này khác nhau là dùng được </text:p>
      <text:p text:style-name="P3">Giải thích trên HTSeq manual FAQS (câu số 3) hơi confuse nhưng tạm thời mình nên hiểu như vậy</text:p>
      <text:p text:style-name="P3"/>
      <text:p text:style-name="P5">- Thỉnh thoảng nên xem lại deeptools, htseq, picard của Broad Institute manual vì khi giải thích các lệnh, người ta cũng giải thích các khái niệm cơ bản</text:p>
      <text:p text:style-name="P3">+ Khi dùng bamCoverage hoặc bamCompare, mà data cần phải filter thì cần áp dụng các lệnh filter trước vì các lệnh bamCoverage hoặc bamCompare của deep<text:span text:style-name="T1">tools có bước filter nhưng được thực hiện sau khi scaling factors được thực hiện</text:span></text:p>
      <text:p text:style-name="P3"/>
      <text:p text:style-name="P5"/>
      <text:p text:style-name="P5"/>
      <text:p text:style-name="P5"/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2T16:30:10.571026240</meta:creation-date>
    <dc:date>2021-11-12T18:36:27.641379954</dc:date>
    <meta:editing-duration>PT2H6M14S</meta:editing-duration>
    <meta:editing-cycles>8</meta:editing-cycles>
    <meta:generator>LibreOffice/7.1.6.2$Linux_X86_64 LibreOffice_project/10$Build-2</meta:generator>
    <meta:document-statistic meta:table-count="0" meta:image-count="0" meta:object-count="0" meta:page-count="1" meta:paragraph-count="7" meta:word-count="168" meta:character-count="847" meta:non-whitespace-character-count="687"/>
  </office:meta>
</office:document-meta>
</file>